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cf77" officeooo:paragraph-rsid="000dcf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4: Python script for simulating the working of serial ripple carry adder</text:p>
      <text:p text:style-name="P1"/>
      <text:p text:style-name="P1">#!/usr/bin/python</text:p>
      <text:p text:style-name="P1">'''Program for Graphical simulation of 4 bit serial ripple carry adder</text:p>
      <text:p text:style-name="P1"><text:s/>Authors: Musaddiq Faraz, Sameer Shaik, Shashi Kiran Reddy, Sujay'''</text:p>
      <text:p text:style-name="P1">from graphics import *</text:p>
      <text:p text:style-name="P1">import time</text:p>
      <text:p text:style-name="P1">class Element:</text:p>
      <text:p text:style-name="P1"><text:tab/>'''Provides the outline for single full adder'''</text:p>
      <text:p text:style-name="P1"><text:tab/>def __init__(self,point,size):</text:p>
      <text:p text:style-name="P1"><text:tab/><text:tab/>pt1 = point.clone()</text:p>
      <text:p text:style-name="P1"><text:tab/><text:tab/>pt2 = point.clone()</text:p>
      <text:p text:style-name="P1"><text:tab/><text:tab/>pt1.move(size/2,size/2)</text:p>
      <text:p text:style-name="P1"><text:tab/><text:tab/>pt2.move(-size/2,-size/2)</text:p>
      <text:p text:style-name="P1"><text:tab/><text:tab/>self.rect = Rectangle(pt2,pt1)</text:p>
      <text:p text:style-name="P1"><text:tab/><text:tab/>self.rect.setOutline('blue')</text:p>
      <text:p text:style-name="P1"><text:tab/><text:tab/>self.rect.setFill('red')</text:p>
      <text:p text:style-name="P1"><text:tab/><text:tab/>pt4 = point.clone()</text:p>
      <text:p text:style-name="P1"><text:tab/><text:tab/>self.label = Text(pt4,'Full Adder')</text:p>
      <text:p text:style-name="P1"><text:tab/><text:tab/>pt1 = point.clone()</text:p>
      <text:p text:style-name="P1"><text:tab/><text:tab/>pt1.move(size/4,-3*size/4)</text:p>
      <text:p text:style-name="P1"><text:tab/><text:tab/>pt4 = pt1.clone()</text:p>
      <text:p text:style-name="P1"><text:tab/><text:tab/>pt4.move(0,-size/8)</text:p>
      <text:p text:style-name="P1"><text:tab/><text:tab/>self.label1 = Text(pt4,'x')</text:p>
      <text:p text:style-name="P1"><text:tab/><text:tab/>pt2 = pt1.clone()</text:p>
      <text:p text:style-name="P1"><text:tab/><text:tab/>pt2.move(0,size/4)</text:p>
      <text:p text:style-name="P1"><text:tab/><text:tab/>self.line1 = Line(pt1,pt2)</text:p>
      <text:p text:style-name="P1"><text:tab/><text:tab/>self.line1.setArrow('last')</text:p>
      <text:p text:style-name="P1"><text:tab/><text:tab/>pt1.move(-size/2,0)</text:p>
      <text:p text:style-name="P1"><text:tab/><text:tab/>pt2 = pt1.clone()</text:p>
      <text:p text:style-name="P1"><text:tab/><text:tab/>pt2.move(0,size/4)</text:p>
      <text:p text:style-name="P1"><text:tab/><text:tab/>pt4 = pt1.clone()</text:p>
      <text:p text:style-name="P1"><text:tab/><text:tab/>pt4.move(0,-size/8)</text:p>
      <text:p text:style-name="P1"><text:tab/><text:tab/>self.label2 = Text(pt4,'y')</text:p>
      <text:p text:style-name="P1"><text:tab/><text:tab/>self.line2 = Line(pt1,pt2)</text:p>
      <text:p text:style-name="P1"><text:tab/><text:tab/>self.line2.setArrow('last')</text:p>
      <text:p text:style-name="P1"><text:tab/><text:tab/>pt1 = point.clone()</text:p>
      <text:p text:style-name="P1"><text:tab/><text:tab/>pt1.move(-size/2,0)</text:p>
      <text:p text:style-name="P1"><text:tab/><text:tab/>pt2 = pt1.clone()</text:p>
      <text:p text:style-name="P1"><text:tab/><text:tab/>pt2.move(-size/4,0)</text:p>
      <text:p text:style-name="P1"><text:tab/><text:tab/>pt4 = pt1.clone()</text:p>
      <text:p text:style-name="P1"><text:tab/><text:tab/>pt4.move(-size/8,-size/8)</text:p>
      <text:p text:style-name="P1"><text:tab/><text:tab/>self.label3 = Text(pt4,'co')</text:p>
      <text:p text:style-name="P1"><text:tab/><text:tab/>self.line3 = Line(pt1,pt2)</text:p>
      <text:p text:style-name="P1"><text:tab/><text:tab/>self.line3.setArrow('last')</text:p>
      <text:p text:style-name="P1"><text:tab/><text:tab/>pt1.move(5*size/4,0)</text:p>
      <text:p text:style-name="P1"><text:tab/><text:tab/>pt2 = pt1.clone()</text:p>
      <text:p text:style-name="P1"><text:tab/><text:tab/>pt2.move(-size/4,0)</text:p>
      <text:p text:style-name="P1"><text:tab/><text:tab/>pt4 = pt1.clone()</text:p>
      <text:p text:style-name="P1"><text:tab/><text:tab/>pt4.move(-size/8,-size/8)</text:p>
      <text:p text:style-name="P1"><text:tab/><text:tab/>self.label4 = Text(pt4,'ci')</text:p>
      <text:p text:style-name="P1"><text:tab/><text:tab/>self.line4 = Line(pt1,pt2)</text:p>
      <text:p text:style-name="P1"><text:soft-page-break/><text:tab/><text:tab/>self.line4.setArrow('last')</text:p>
      <text:p text:style-name="P1"><text:tab/><text:tab/>pt1 = point.clone()</text:p>
      <text:p text:style-name="P1"><text:tab/><text:tab/>pt4 = pt1.clone()</text:p>
      <text:p text:style-name="P1"><text:tab/><text:tab/>pt4.move(0,5*size/6)</text:p>
      <text:p text:style-name="P1"><text:tab/><text:tab/>self.label5 = Text(pt4,'sum = ?')</text:p>
      <text:p text:style-name="P1"><text:tab/><text:tab/>pt1.move(0,size/2)</text:p>
      <text:p text:style-name="P1"><text:tab/><text:tab/>pt2 = pt1.clone()</text:p>
      <text:p text:style-name="P1"><text:tab/><text:tab/>pt2.move(0,size/4)</text:p>
      <text:p text:style-name="P1"><text:tab/><text:tab/>self.line5 = Line(pt1,pt2)</text:p>
      <text:p text:style-name="P1"><text:tab/><text:tab/>self.line5.setArrow('last')</text:p>
      <text:p text:style-name="P1"><text:tab/>def set_text(self,ci,co,x,y,s):</text:p>
      <text:p text:style-name="P1"><text:tab/><text:tab/>self.label1.setText(x)</text:p>
      <text:p text:style-name="P1"><text:tab/><text:tab/>self.label2.setText(y)</text:p>
      <text:p text:style-name="P1"><text:tab/><text:tab/>self.label3.setText(co)</text:p>
      <text:p text:style-name="P1"><text:tab/><text:tab/>self.label4.setText(ci)</text:p>
      <text:p text:style-name="P1"><text:tab/><text:tab/>self.label5.setText(s)</text:p>
      <text:p text:style-name="P1"><text:tab/>def display_ele(self,win):</text:p>
      <text:p text:style-name="P1"><text:tab/><text:tab/>self.rect.draw(win)</text:p>
      <text:p text:style-name="P1"><text:tab/><text:tab/>self.line1.draw(win)</text:p>
      <text:p text:style-name="P1"><text:tab/><text:tab/>self.line2.draw(win)</text:p>
      <text:p text:style-name="P1"><text:tab/><text:tab/>self.line3.draw(win)</text:p>
      <text:p text:style-name="P1"><text:tab/><text:tab/>self.line4.draw(win)</text:p>
      <text:p text:style-name="P1"><text:tab/><text:tab/>self.line5.draw(win)</text:p>
      <text:p text:style-name="P1"><text:tab/><text:tab/>self.label.draw(win)</text:p>
      <text:p text:style-name="P1"><text:tab/><text:tab/>self.label1.draw(win)</text:p>
      <text:p text:style-name="P1"><text:tab/><text:tab/>self.label2.draw(win)</text:p>
      <text:p text:style-name="P1"><text:tab/><text:tab/>self.label3.draw(win)</text:p>
      <text:p text:style-name="P1"><text:tab/><text:tab/>self.label4.draw(win)</text:p>
      <text:p text:style-name="P1"><text:tab/><text:tab/>self.label5.draw(win)</text:p>
      <text:p text:style-name="P1"><text:tab/>def set_color(self):</text:p>
      <text:p text:style-name="P1"><text:tab/><text:tab/>self.rect.setFill('green')</text:p>
      <text:p text:style-name="P1">def main(x,y,c,s):</text:p>
      <text:p text:style-name="P1"><text:tab/>win1 = GraphWin("4-bit DECIMAL SERIAL ADDER",1000,400)</text:p>
      <text:p text:style-name="P1"><text:tab/>pt = Point(500,50)</text:p>
      <text:p text:style-name="P1"><text:tab/>label = Text(pt,'Simple 4-bit Decimal Serial Adder')</text:p>
      <text:p text:style-name="P1"><text:tab/>label.setStyle('bold italic')</text:p>
      <text:p text:style-name="P1"><text:tab/>label.setSize(20)</text:p>
      <text:p text:style-name="P1"><text:tab/>label.setTextColor('blue')</text:p>
      <text:p text:style-name="P1"><text:tab/>label.draw(win1)</text:p>
      <text:p text:style-name="P1"><text:tab/>elements = []</text:p>
      <text:p text:style-name="P1"><text:tab/>create(elements)</text:p>
      <text:p text:style-name="P1"><text:tab/>display(win1,elements)</text:p>
      <text:p text:style-name="P1"><text:tab/>win1.getMouse()</text:p>
      <text:p text:style-name="P1"><text:tab/>animate(x,y,c,s,elements,win1)</text:p>
      <text:p text:style-name="P1"><text:tab/>answer = Text(Point(500,350),x[::-1]+" + "+y[::-1]+" = "+s[::-1])</text:p>
      <text:p text:style-name="P1"><text:tab/>answer.setSize(20)</text:p>
      <text:p text:style-name="P1"><text:tab/>answer.setTextColor('blue')</text:p>
      <text:p text:style-name="P1"><text:tab/>answer.draw(win1)</text:p>
      <text:p text:style-name="P1"><text:tab/>win1.getMouse()</text:p>
      <text:p text:style-name="P1"><text:tab/>win1.close()</text:p>
      <text:p text:style-name="P1">def create(elements):</text:p>
      <text:p text:style-name="P1"><text:tab/>size = 120</text:p>
      <text:p text:style-name="P1"><text:soft-page-break/><text:tab/>point = Point(1000 - 3*size/2,200)</text:p>
      <text:p text:style-name="P1"><text:tab/>i=0</text:p>
      <text:p text:style-name="P1"><text:tab/>for i in range(0,4):</text:p>
      <text:p text:style-name="P1"><text:tab/><text:tab/>e = Element(point,size)</text:p>
      <text:p text:style-name="P1"><text:tab/><text:tab/>elements.append(e)</text:p>
      <text:p text:style-name="P1"><text:tab/><text:tab/>point.move(- 7*size/4,0)</text:p>
      <text:p text:style-name="P1">def animate(x,y,c,s,elements,win):</text:p>
      <text:p text:style-name="P1"><text:tab/>line = elements[0].line4.clone()</text:p>
      <text:p text:style-name="P1"><text:tab/>i=0</text:p>
      <text:p text:style-name="P1"><text:tab/>line.move(30,0)</text:p>
      <text:p text:style-name="P1"><text:tab/>line.draw(win)</text:p>
      <text:p text:style-name="P1"><text:tab/>line.setOutline('green')</text:p>
      <text:p text:style-name="P1"><text:tab/>time.sleep(.01)</text:p>
      <text:p text:style-name="P1"><text:tab/>for i in range(0,4):</text:p>
      <text:p text:style-name="P1"><text:tab/><text:tab/>x1 = line.getP2().getX()</text:p>
      <text:p text:style-name="P1"><text:tab/><text:tab/>x2 = elements[i].line4.getP2().getX()<text:tab/><text:tab/> </text:p>
      <text:p text:style-name="P1"><text:tab/><text:tab/>while x1!=x2:</text:p>
      <text:p text:style-name="P1"><text:tab/><text:tab/><text:tab/>x1-=1</text:p>
      <text:p text:style-name="P1"><text:tab/><text:tab/><text:tab/>line.move(-1,0)</text:p>
      <text:p text:style-name="P1"><text:tab/><text:tab/><text:tab/>time.sleep(.01)</text:p>
      <text:p text:style-name="P1"><text:tab/><text:tab/>line.setOutline('black')</text:p>
      <text:p text:style-name="P1"><text:tab/><text:tab/>elements[i].set_text(c[i],c[i+1],x[i],y[i],s[i])</text:p>
      <text:p text:style-name="P1"><text:tab/><text:tab/>elements[i].set_color()</text:p>
      <text:p text:style-name="P1"><text:tab/><text:tab/>time.sleep(.15)</text:p>
      <text:p text:style-name="P1"><text:tab/><text:tab/>line = elements[i].line3.clone()</text:p>
      <text:p text:style-name="P1"><text:tab/><text:tab/>line.setOutline('green')</text:p>
      <text:p text:style-name="P1"><text:tab/><text:tab/>line.draw(win)</text:p>
      <text:p text:style-name="P1"><text:tab/><text:tab/></text:p>
      <text:p text:style-name="P1">def display(win,elements):</text:p>
      <text:p text:style-name="P1"><text:tab/>i = 0</text:p>
      <text:p text:style-name="P1"><text:tab/>for i in range(0,4):</text:p>
      <text:p text:style-name="P1"><text:tab/><text:tab/>elements[i].display_ele(win)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y </meta:initial-creator>
    <meta:creation-date>2014-04-29T01:55:31.573117518</meta:creation-date>
    <dc:date>2014-04-29T01:56:45.748992391</dc:date>
    <dc:creator>Sujay </dc:creator>
    <meta:editing-duration>P0D</meta:editing-duration>
    <meta:editing-cycles>1</meta:editing-cycles>
    <meta:document-statistic meta:table-count="0" meta:image-count="0" meta:object-count="0" meta:page-count="3" meta:paragraph-count="136" meta:word-count="293" meta:character-count="3489" meta:non-whitespace-character-count="2976"/>
    <meta:generator>LibreOffice/4.2.3.3$Linux_x86 LibreOffice_project/882f8a0a489bc99a9e60c7905a60226254cb6ff0</meta:generator>
  </office:meta>
</office:document-meta>
</file>